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HtmlUnitDriverBuilder.webAppContextSetup(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HtmlUnitDriverBuilder.mockMvcSetup( MockMvc mockM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HtmlUnitDriverBuilder.MockMvcHtmlUnitDriverBuilder( MockMvc mockM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HtmlUnitDriverBuilder.MockMvcHtmlUnitDriverBuilder(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HtmlUnitDriverBuilder.webAppContextSetup( WebApplicationContext context , MockMv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HtmlUnitDriverBuilder.javascriptEnabled( boolean javascript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HtmlUnitDriverBuilder.withDelegate( WebConnectionHtmlUnitDriver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vcHtmlUnitDriverBuilder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HtmlUnitDriverBuilder.MockMvcHtmlUnitDriverBuilder( WebApplicationContext context , MockMv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